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I" table:style-name="ta1">
        <table:shapes>
          <draw:frame draw:z-index="0" draw:style-name="gr1" draw:text-style-name="P1" svg:width="6.2988in" svg:height="3.5429in" svg:x="7.1508in" svg:y="0.0394in">
            <draw:object draw:notify-on-update-of-ranges="MPI.H1:MPI.H3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11975" calcext:value-type="float">
            <text:p>0.0119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97" calcext:value-type="float">
            <text:p>0.00079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91" calcext:value-type="float">
            <text:p>0.0005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23" calcext:value-type="float">
            <text:p>0.0004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47" calcext:value-type="float">
            <text:p>0.00034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66" calcext:value-type="float">
            <text:p>0.0006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85" calcext:value-type="float">
            <text:p>0.00028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59" calcext:value-type="float">
            <text:p>0.0005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82" calcext:value-type="float">
            <text:p>0.0005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28" calcext:value-type="float">
            <text:p>0.00102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2" calcext:value-type="float">
            <text:p>0.0001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17" calcext:value-type="float">
            <text:p>0.00041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75" calcext:value-type="float">
            <text:p>0.0006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87" calcext:value-type="float">
            <text:p>0.00088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71" calcext:value-type="float">
            <text:p>0.0001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56" calcext:value-type="float">
            <text:p>0.0021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78" calcext:value-type="float">
            <text:p>0.0004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86" calcext:value-type="float">
            <text:p>0.00028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58" calcext:value-type="float">
            <text:p>0.0019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75" calcext:value-type="float">
            <text:p>0.0002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72" calcext:value-type="float">
            <text:p>0.0004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81" calcext:value-type="float">
            <text:p>0.00048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99" calcext:value-type="float">
            <text:p>0.0006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51" calcext:value-type="float">
            <text:p>0.00045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64" calcext:value-type="float">
            <text:p>0.0002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65" calcext:value-type="float">
            <text:p>0.0007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11" calcext:value-type="float">
            <text:p>0.0006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45" calcext:value-type="float">
            <text:p>0.0006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72" calcext:value-type="float">
            <text:p>0.0001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368" calcext:value-type="float">
            <text:p>0.0053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9" calcext:value-type="float">
            <text:p>0.0001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81" calcext:value-type="float">
            <text:p>0.00018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6" calcext:value-type="float">
            <text:p>0.0004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46" calcext:value-type="float">
            <text:p>0.0002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5" calcext:value-type="float">
            <text:p>0.0001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7" calcext:value-type="float">
            <text:p>0.00014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52" calcext:value-type="float">
            <text:p>0.0005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76" calcext:value-type="float">
            <text:p>0.0001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9" calcext:value-type="float">
            <text:p>0.0001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5" calcext:value-type="float">
            <text:p>0.0004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54" calcext:value-type="float">
            <text:p>0.0001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3" calcext:value-type="float">
            <text:p>0.0004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27" calcext:value-type="float">
            <text:p>0.0008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56" calcext:value-type="float">
            <text:p>0.0002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34" calcext:value-type="float">
            <text:p>0.0011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28" calcext:value-type="float">
            <text:p>0.00172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4" calcext:value-type="float">
            <text:p>0.0001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3" calcext:value-type="float">
            <text:p>0.0001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39" calcext:value-type="float">
            <text:p>0.00013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63" calcext:value-type="float">
            <text:p>0.0005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3" calcext:value-type="float">
            <text:p>0.0001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84" calcext:value-type="float">
            <text:p>0.00018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6" calcext:value-type="float">
            <text:p>0.0001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6" calcext:value-type="float">
            <text:p>0.0001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1" calcext:value-type="float">
            <text:p>0.0001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51" calcext:value-type="float">
            <text:p>0.00015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757" calcext:value-type="float">
            <text:p>0.0047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32" calcext:value-type="float">
            <text:p>0.00043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91" calcext:value-type="float">
            <text:p>0.0016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58" calcext:value-type="float">
            <text:p>0.001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71" calcext:value-type="float">
            <text:p>0.0017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83" calcext:value-type="float">
            <text:p>0.00178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83" calcext:value-type="float">
            <text:p>0.00038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7" calcext:value-type="float">
            <text:p>0.0003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94" calcext:value-type="float">
            <text:p>0.0007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82" calcext:value-type="float">
            <text:p>0.0003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69" calcext:value-type="float">
            <text:p>0.0002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01" calcext:value-type="float">
            <text:p>0.0003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86" calcext:value-type="float">
            <text:p>0.00038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13" calcext:value-type="float">
            <text:p>0.00061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73" calcext:value-type="float">
            <text:p>0.00027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38" calcext:value-type="float">
            <text:p>0.0002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34" calcext:value-type="float">
            <text:p>0.0002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29" calcext:value-type="float">
            <text:p>0.0007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52" calcext:value-type="float">
            <text:p>0.0002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99" calcext:value-type="float">
            <text:p>0.0002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99" calcext:value-type="float">
            <text:p>0.0001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37" calcext:value-type="float">
            <text:p>0.00073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61" calcext:value-type="float">
            <text:p>0.0002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46" calcext:value-type="float">
            <text:p>0.0002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52" calcext:value-type="float">
            <text:p>0.0002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22" calcext:value-type="float">
            <text:p>0.00022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22" calcext:value-type="float">
            <text:p>0.00052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05" calcext:value-type="float">
            <text:p>0.00020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07" calcext:value-type="float">
            <text:p>0.0002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94" calcext:value-type="float">
            <text:p>0.0001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8" calcext:value-type="float">
            <text:p>0.0001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5" calcext:value-type="float">
            <text:p>0.0003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45" calcext:value-type="float">
            <text:p>0.0002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73" calcext:value-type="float">
            <text:p>0.00017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1" calcext:value-type="float">
            <text:p>0.0001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75" calcext:value-type="float">
            <text:p>0.0001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58" calcext:value-type="float">
            <text:p>0.0001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88" calcext:value-type="float">
            <text:p>0.0010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95" calcext:value-type="float">
            <text:p>0.0008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97" calcext:value-type="float">
            <text:p>0.00019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72" calcext:value-type="float">
            <text:p>0.0001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1" calcext:value-type="float">
            <text:p>0.0001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58" calcext:value-type="float">
            <text:p>0.0001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07" calcext:value-type="float">
            <text:p>0.0002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85" calcext:value-type="float">
            <text:p>0.00048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4" calcext:value-type="float">
            <text:p>0.0001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78" calcext:value-type="float">
            <text:p>0.0009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4" calcext:value-type="float">
            <text:p>0.0001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56" calcext:value-type="float">
            <text:p>0.0001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3" calcext:value-type="float">
            <text:p>0.000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98" calcext:value-type="float">
            <text:p>0.0001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05" calcext:value-type="float">
            <text:p>0.00020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4" calcext:value-type="float">
            <text:p>0.0001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5" calcext:value-type="float">
            <text:p>0.0001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9" calcext:value-type="float">
            <text:p>0.000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5" calcext:value-type="float">
            <text:p>0.0001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66" calcext:value-type="float">
            <text:p>0.0002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8" calcext:value-type="float">
            <text:p>0.0003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09" calcext:value-type="float">
            <text:p>0.0008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81" calcext:value-type="float">
            <text:p>0.00028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82" calcext:value-type="float">
            <text:p>0.0002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06" calcext:value-type="float">
            <text:p>0.0008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69" calcext:value-type="float">
            <text:p>0.0002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92" calcext:value-type="float">
            <text:p>0.00029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46" calcext:value-type="float">
            <text:p>0.0002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78" calcext:value-type="float">
            <text:p>0.0002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03" calcext:value-type="float">
            <text:p>0.00080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24" calcext:value-type="float">
            <text:p>0.00032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47" calcext:value-type="float">
            <text:p>0.00024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18" calcext:value-type="float">
            <text:p>0.00031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29" calcext:value-type="float">
            <text:p>0.0003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76" calcext:value-type="float">
            <text:p>0.0002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38" calcext:value-type="float">
            <text:p>0.0003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25" calcext:value-type="float">
            <text:p>0.0003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77" calcext:value-type="float">
            <text:p>0.0002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23" calcext:value-type="float">
            <text:p>0.0003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49" calcext:value-type="float">
            <text:p>0.0007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31" calcext:value-type="float">
            <text:p>0.0003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75" calcext:value-type="float">
            <text:p>0.0009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33" calcext:value-type="float">
            <text:p>0.0003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97" calcext:value-type="float">
            <text:p>0.00029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13" calcext:value-type="float">
            <text:p>0.00031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59" calcext:value-type="float">
            <text:p>0.0010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91" calcext:value-type="float">
            <text:p>0.0004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34" calcext:value-type="float">
            <text:p>0.0002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45" calcext:value-type="float">
            <text:p>0.0002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73" calcext:value-type="float">
            <text:p>0.00027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76" calcext:value-type="float">
            <text:p>0.0006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6" calcext:value-type="float">
            <text:p>0.0003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34" calcext:value-type="float">
            <text:p>0.0002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28" calcext:value-type="float">
            <text:p>0.00142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4" calcext:value-type="float">
            <text:p>0.0004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88" calcext:value-type="float">
            <text:p>0.0001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636" calcext:value-type="float">
            <text:p>0.0026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75" calcext:value-type="float">
            <text:p>0.0001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51" calcext:value-type="float">
            <text:p>0.0055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78" calcext:value-type="float">
            <text:p>0.0014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96" calcext:value-type="float">
            <text:p>0.00259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09" calcext:value-type="float">
            <text:p>0.0008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91" calcext:value-type="float">
            <text:p>0.0007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74" calcext:value-type="float">
            <text:p>0.0020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816" calcext:value-type="float">
            <text:p>0.0058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6" calcext:value-type="float">
            <text:p>0.001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4" calcext:value-type="float">
            <text:p>0.0014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992" calcext:value-type="float">
            <text:p>0.00299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07" calcext:value-type="float">
            <text:p>0.0016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14" calcext:value-type="float">
            <text:p>0.00111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92" calcext:value-type="float">
            <text:p>0.00079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169" calcext:value-type="float">
            <text:p>0.0051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36" calcext:value-type="float">
            <text:p>0.0013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94" calcext:value-type="float">
            <text:p>0.0013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554" calcext:value-type="float">
            <text:p>0.0015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27" calcext:value-type="float">
            <text:p>0.0022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567" calcext:value-type="float">
            <text:p>0.0015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28" calcext:value-type="float">
            <text:p>0.00132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08" calcext:value-type="float">
            <text:p>0.0005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41" calcext:value-type="float">
            <text:p>0.0021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4" calcext:value-type="float">
            <text:p>0.0018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92" calcext:value-type="float">
            <text:p>0.00149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68" calcext:value-type="float">
            <text:p>0.0012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068" calcext:value-type="float">
            <text:p>0.0030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87" calcext:value-type="float">
            <text:p>0.00228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48" calcext:value-type="float">
            <text:p>0.0014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62" calcext:value-type="float">
            <text:p>0.0006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968" calcext:value-type="float">
            <text:p>0.0029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71" calcext:value-type="float">
            <text:p>0.0020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73" calcext:value-type="float">
            <text:p>0.00187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55" calcext:value-type="float">
            <text:p>0.0016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14" calcext:value-type="float">
            <text:p>0.00211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09" calcext:value-type="float">
            <text:p>0.0013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11" calcext:value-type="float">
            <text:p>0.004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275" calcext:value-type="float">
            <text:p>0.0032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42" calcext:value-type="float">
            <text:p>0.00114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42" calcext:value-type="float">
            <text:p>0.00214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7" calcext:value-type="float">
            <text:p>0.001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27" calcext:value-type="float">
            <text:p>0.0014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07" calcext:value-type="float">
            <text:p>0.0025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46" calcext:value-type="float">
            <text:p>0.0020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05" calcext:value-type="float">
            <text:p>0.00180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43" calcext:value-type="float">
            <text:p>0.0017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62" calcext:value-type="float">
            <text:p>0.0014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37" calcext:value-type="float">
            <text:p>0.00253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59" calcext:value-type="float">
            <text:p>0.0017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17" calcext:value-type="float">
            <text:p>0.00141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55" calcext:value-type="float">
            <text:p>0.0017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71" calcext:value-type="float">
            <text:p>0.0006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07" calcext:value-type="float">
            <text:p>0.0025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71" calcext:value-type="float">
            <text:p>0.0019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01" calcext:value-type="float">
            <text:p>0.0016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28" calcext:value-type="float">
            <text:p>0.00142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76" calcext:value-type="float">
            <text:p>0.0008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95" calcext:value-type="float">
            <text:p>0.0001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1" calcext:value-type="float">
            <text:p>0.0003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96" calcext:value-type="float">
            <text:p>0.00069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38" calcext:value-type="float">
            <text:p>0.0002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79" calcext:value-type="float">
            <text:p>0.00027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78" calcext:value-type="float">
            <text:p>0.0005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04" calcext:value-type="float">
            <text:p>0.00030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72" calcext:value-type="float">
            <text:p>0.0004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72" calcext:value-type="float">
            <text:p>0.0002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22" calcext:value-type="float">
            <text:p>0.00032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95" calcext:value-type="float">
            <text:p>0.0001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42" calcext:value-type="float">
            <text:p>0.00034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37" calcext:value-type="float">
            <text:p>0.00033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38" calcext:value-type="float">
            <text:p>0.0002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54" calcext:value-type="float">
            <text:p>0.0002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18" calcext:value-type="float">
            <text:p>0.00021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67" calcext:value-type="float">
            <text:p>0.0008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9" calcext:value-type="float">
            <text:p>0.0003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08" calcext:value-type="float">
            <text:p>0.0013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92" calcext:value-type="float">
            <text:p>0.00209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52" calcext:value-type="float">
            <text:p>0.0007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106" calcext:value-type="float">
            <text:p>0.0031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11" calcext:value-type="float">
            <text:p>0.0021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45" calcext:value-type="float">
            <text:p>0.0005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55" calcext:value-type="float">
            <text:p>0.0005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12" calcext:value-type="float">
            <text:p>0.0005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33" calcext:value-type="float">
            <text:p>0.0018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41" calcext:value-type="float">
            <text:p>0.0005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74" calcext:value-type="float">
            <text:p>0.0004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29" calcext:value-type="float">
            <text:p>0.0005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6" calcext:value-type="float">
            <text:p>0.0004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36" calcext:value-type="float">
            <text:p>0.0012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19" calcext:value-type="float">
            <text:p>0.00041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05" calcext:value-type="float">
            <text:p>0.00050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49" calcext:value-type="float">
            <text:p>0.0013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82" calcext:value-type="float">
            <text:p>0.0005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85" calcext:value-type="float">
            <text:p>0.00048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22" calcext:value-type="float">
            <text:p>0.00112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84" calcext:value-type="float">
            <text:p>0.00218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35" calcext:value-type="float">
            <text:p>0.0003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48" calcext:value-type="float">
            <text:p>0.0003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95" calcext:value-type="float">
            <text:p>0.0010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31" calcext:value-type="float">
            <text:p>0.0003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991" calcext:value-type="float">
            <text:p>0.0039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934" calcext:value-type="float">
            <text:p>0.0029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27" calcext:value-type="float">
            <text:p>0.0008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541" calcext:value-type="float">
            <text:p>0.0015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52" calcext:value-type="float">
            <text:p>0.0007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1" calcext:value-type="float">
            <text:p>0.000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43" calcext:value-type="float">
            <text:p>0.0005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2" calcext:value-type="float">
            <text:p>0.0003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25" calcext:value-type="float">
            <text:p>0.0003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34" calcext:value-type="float">
            <text:p>0.0003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26" calcext:value-type="float">
            <text:p>0.00032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29" calcext:value-type="float">
            <text:p>0.0003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38" calcext:value-type="float">
            <text:p>0.0006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19" calcext:value-type="float">
            <text:p>0.00041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39" calcext:value-type="float">
            <text:p>0.00033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44" calcext:value-type="float">
            <text:p>0.00034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41" calcext:value-type="float">
            <text:p>0.0011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45" calcext:value-type="float">
            <text:p>0.0003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08" calcext:value-type="float">
            <text:p>0.0003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38" calcext:value-type="float">
            <text:p>0.0003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57" calcext:value-type="float">
            <text:p>0.0011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03" calcext:value-type="float">
            <text:p>0.00060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27" calcext:value-type="float">
            <text:p>0.0004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233" calcext:value-type="float">
            <text:p>0.0032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82" calcext:value-type="float">
            <text:p>0.0003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35" calcext:value-type="float">
            <text:p>0.0004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6" calcext:value-type="float">
            <text:p>0.0003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51" calcext:value-type="float">
            <text:p>0.00085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71" calcext:value-type="float">
            <text:p>0.000671</text:p>
          </table:table-cell>
        </table:table-row>
      </table:table>
      <table:table table:name="MPI_VECTORIZED" table:style-name="ta1">
        <table:shapes>
          <draw:frame draw:z-index="0" draw:style-name="gr1" draw:text-style-name="P1" svg:width="6.2988in" svg:height="3.5429in" svg:x="7.1508in" svg:y="0.0394in">
            <draw:object draw:notify-on-update-of-ranges="MPI_VECTORIZED.H1:MPI_VECTORIZED.H3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109" calcext:value-type="float">
            <text:p>0.0051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06" calcext:value-type="float">
            <text:p>0.0005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98" calcext:value-type="float">
            <text:p>0.0005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1" calcext:value-type="float">
            <text:p>0.0001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07" calcext:value-type="float">
            <text:p>0.0005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33" calcext:value-type="float">
            <text:p>0.0001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85" calcext:value-type="float">
            <text:p>0.0028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33" calcext:value-type="float">
            <text:p>0.0004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86" calcext:value-type="float">
            <text:p>0.00058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59" calcext:value-type="float">
            <text:p>0.0001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89" calcext:value-type="float">
            <text:p>0.0009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46" calcext:value-type="float">
            <text:p>0.0006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9" calcext:value-type="float">
            <text:p>0.000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8" calcext:value-type="float">
            <text:p>0.0000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62" calcext:value-type="float">
            <text:p>0.0006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34" calcext:value-type="float">
            <text:p>0.0001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89" calcext:value-type="float">
            <text:p>0.0007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3" calcext:value-type="float">
            <text:p>0.0001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23" calcext:value-type="float">
            <text:p>0.0006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9" calcext:value-type="float">
            <text:p>0.0001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55" calcext:value-type="float">
            <text:p>0.0006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8" calcext:value-type="float">
            <text:p>0.0000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9" calcext:value-type="float">
            <text:p>0.0001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15" calcext:value-type="float">
            <text:p>0.00061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9" calcext:value-type="float">
            <text:p>0.00011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7" calcext:value-type="float">
            <text:p>0.00011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16" calcext:value-type="float">
            <text:p>0.0005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38" calcext:value-type="float">
            <text:p>0.0006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46" calcext:value-type="float">
            <text:p>0.0008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59" calcext:value-type="float">
            <text:p>0.0001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8" calcext:value-type="float">
            <text:p>0.0001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6" calcext:value-type="float">
            <text:p>0.00009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07" calcext:value-type="float">
            <text:p>0.0006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52" calcext:value-type="float">
            <text:p>0.0007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33" calcext:value-type="float">
            <text:p>0.0001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14" calcext:value-type="float">
            <text:p>0.00061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19" calcext:value-type="float">
            <text:p>0.00021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38" calcext:value-type="float">
            <text:p>0.0001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29" calcext:value-type="float">
            <text:p>0.0003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4" calcext:value-type="float">
            <text:p>0.0004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21" calcext:value-type="float">
            <text:p>0.00012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33" calcext:value-type="float">
            <text:p>0.0001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49" calcext:value-type="float">
            <text:p>0.0004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9" calcext:value-type="float">
            <text:p>0.0000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7" calcext:value-type="float">
            <text:p>0.00009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98" calcext:value-type="float">
            <text:p>0.0001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14" calcext:value-type="float">
            <text:p>0.00101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3" calcext:value-type="float">
            <text:p>0.0004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3" calcext:value-type="float">
            <text:p>0.00008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4" calcext:value-type="float">
            <text:p>0.0000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7" calcext:value-type="float">
            <text:p>0.0000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94" calcext:value-type="float">
            <text:p>0.0003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95" calcext:value-type="float">
            <text:p>0.0006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6" calcext:value-type="float">
            <text:p>0.0001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6" calcext:value-type="float">
            <text:p>0.0000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25" calcext:value-type="float">
            <text:p>0.0004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35" calcext:value-type="float">
            <text:p>0.0005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3" calcext:value-type="float">
            <text:p>0.00011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26" calcext:value-type="float">
            <text:p>0.00042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9" calcext:value-type="float">
            <text:p>0.0000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36" calcext:value-type="float">
            <text:p>0.0002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8" calcext:value-type="float">
            <text:p>0.0000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9" calcext:value-type="float">
            <text:p>0.0000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6" calcext:value-type="float">
            <text:p>0.0000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3" calcext:value-type="float">
            <text:p>0.0000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19" calcext:value-type="float">
            <text:p>0.00051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052" calcext:value-type="float">
            <text:p>0.0030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49" calcext:value-type="float">
            <text:p>0.0000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49" calcext:value-type="float">
            <text:p>0.0000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3" calcext:value-type="float">
            <text:p>0.0000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8" calcext:value-type="float">
            <text:p>0.0000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16" calcext:value-type="float">
            <text:p>0.0004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78" calcext:value-type="float">
            <text:p>0.0004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22" calcext:value-type="float">
            <text:p>0.00012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4" calcext:value-type="float">
            <text:p>0.0000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13" calcext:value-type="float">
            <text:p>0.00141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1" calcext:value-type="float">
            <text:p>0.0000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85" calcext:value-type="float">
            <text:p>0.00058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4" calcext:value-type="float">
            <text:p>0.0000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21" calcext:value-type="float">
            <text:p>0.00042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99" calcext:value-type="float">
            <text:p>0.0001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82" calcext:value-type="float">
            <text:p>0.0005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54" calcext:value-type="float">
            <text:p>0.0005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1" calcext:value-type="float">
            <text:p>0.00008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82" calcext:value-type="float">
            <text:p>0.0002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24" calcext:value-type="float">
            <text:p>0.00022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2" calcext:value-type="float">
            <text:p>0.0001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6" calcext:value-type="float">
            <text:p>0.00008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5" calcext:value-type="float">
            <text:p>0.0004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9" calcext:value-type="float">
            <text:p>0.0000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23" calcext:value-type="float">
            <text:p>0.0004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4" calcext:value-type="float">
            <text:p>0.0000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77" calcext:value-type="float">
            <text:p>0.0004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2" calcext:value-type="float">
            <text:p>0.00009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8" calcext:value-type="float">
            <text:p>0.0000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54" calcext:value-type="float">
            <text:p>0.0002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6" calcext:value-type="float">
            <text:p>0.0001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4" calcext:value-type="float">
            <text:p>0.0000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37" calcext:value-type="float">
            <text:p>0.00013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31" calcext:value-type="float">
            <text:p>0.0002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6" calcext:value-type="float">
            <text:p>0.0003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33" calcext:value-type="float">
            <text:p>0.0001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4" calcext:value-type="float">
            <text:p>0.0000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4" calcext:value-type="float">
            <text:p>0.0000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99" calcext:value-type="float">
            <text:p>0.0004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4" calcext:value-type="float">
            <text:p>0.0000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64" calcext:value-type="float">
            <text:p>0.0005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4" calcext:value-type="float">
            <text:p>0.0000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25" calcext:value-type="float">
            <text:p>0.0005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89" calcext:value-type="float">
            <text:p>0.0001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83" calcext:value-type="float">
            <text:p>0.00108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7" calcext:value-type="float">
            <text:p>0.0000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4" calcext:value-type="float">
            <text:p>0.0000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84" calcext:value-type="float">
            <text:p>0.00038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4" calcext:value-type="float">
            <text:p>0.0000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99" calcext:value-type="float">
            <text:p>0.0003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67" calcext:value-type="float">
            <text:p>0.0005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53" calcext:value-type="float">
            <text:p>0.0005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36" calcext:value-type="float">
            <text:p>0.0006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76" calcext:value-type="float">
            <text:p>0.0004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03" calcext:value-type="float">
            <text:p>0.00080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61" calcext:value-type="float">
            <text:p>0.0022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67" calcext:value-type="float">
            <text:p>0.0009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34" calcext:value-type="float">
            <text:p>0.0007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91" calcext:value-type="float">
            <text:p>0.0010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55" calcext:value-type="float">
            <text:p>0.0018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36" calcext:value-type="float">
            <text:p>0.0009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47" calcext:value-type="float">
            <text:p>0.00044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9" calcext:value-type="float">
            <text:p>0.00037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7" calcext:value-type="float">
            <text:p>0.0000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7" calcext:value-type="float">
            <text:p>0.0000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4" calcext:value-type="float">
            <text:p>0.0000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74" calcext:value-type="float">
            <text:p>0.0005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67" calcext:value-type="float">
            <text:p>0.0000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6" calcext:value-type="float">
            <text:p>0.0001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82" calcext:value-type="float">
            <text:p>0.0000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45" calcext:value-type="float">
            <text:p>0.0002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67" calcext:value-type="float">
            <text:p>0.0001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211" calcext:value-type="float">
            <text:p>0.0002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173" calcext:value-type="float">
            <text:p>0.00017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41" calcext:value-type="float">
            <text:p>0.0004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49" calcext:value-type="float">
            <text:p>0.000749</text:p>
          </table:table-cell>
        </table:table-row>
      </table:table>
      <table:table table:name="VECTORIZED" table:style-name="ta1">
        <table:shapes>
          <draw:frame draw:z-index="0" draw:style-name="gr1" draw:text-style-name="P1" svg:width="6.2988in" svg:height="3.5429in" svg:x="7.1508in" svg:y="0.0394in">
            <draw:object draw:notify-on-update-of-ranges="VECTORIZED.H1:VECTORIZED.H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934" calcext:value-type="float">
            <text:p>0.00193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978" calcext:value-type="float">
            <text:p>0.00197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075" calcext:value-type="float">
            <text:p>0.00207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225" calcext:value-type="float">
            <text:p>0.00222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042" calcext:value-type="float">
            <text:p>0.00204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079" calcext:value-type="float">
            <text:p>0.00207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213" calcext:value-type="float">
            <text:p>0.0022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048" calcext:value-type="float">
            <text:p>0.00204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22" calcext:value-type="float">
            <text:p>0.0022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141" calcext:value-type="float">
            <text:p>0.00214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091" calcext:value-type="float">
            <text:p>0.00209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042" calcext:value-type="float">
            <text:p>0.00204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292" calcext:value-type="float">
            <text:p>0.00229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037" calcext:value-type="float">
            <text:p>0.00203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079" calcext:value-type="float">
            <text:p>0.00207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196" calcext:value-type="float">
            <text:p>0.00219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169" calcext:value-type="float">
            <text:p>0.00216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177" calcext:value-type="float">
            <text:p>0.00217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793" calcext:value-type="float">
            <text:p>0.00179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624" calcext:value-type="float">
            <text:p>0.0016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497" calcext:value-type="float">
            <text:p>0.0014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3" calcext:value-type="float">
            <text:p>0.00114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4" calcext:value-type="float">
            <text:p>0.00117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" calcext:value-type="float">
            <text:p>0.001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1" calcext:value-type="float">
            <text:p>0.00109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2" calcext:value-type="float">
            <text:p>0.00108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4" calcext:value-type="float">
            <text:p>0.0011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58" calcext:value-type="float">
            <text:p>0.0012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365" calcext:value-type="float">
            <text:p>0.00136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8" calcext:value-type="float">
            <text:p>0.0012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42" calcext:value-type="float">
            <text:p>0.00124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5" calcext:value-type="float">
            <text:p>0.00116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7" calcext:value-type="float">
            <text:p>0.00111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7" calcext:value-type="float">
            <text:p>0.0010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3" calcext:value-type="float">
            <text:p>0.00108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8" calcext:value-type="float">
            <text:p>0.00113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9" calcext:value-type="float">
            <text:p>0.00118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4" calcext:value-type="float">
            <text:p>0.00117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3" calcext:value-type="float">
            <text:p>0.00116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3" calcext:value-type="float">
            <text:p>0.00118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1" calcext:value-type="float">
            <text:p>0.0012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2" calcext:value-type="float">
            <text:p>0.00117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2" calcext:value-type="float">
            <text:p>0.00116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71" calcext:value-type="float">
            <text:p>0.00127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19" calcext:value-type="float">
            <text:p>0.00121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6" calcext:value-type="float">
            <text:p>0.00110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" calcext:value-type="float">
            <text:p>0.0010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8" calcext:value-type="float">
            <text:p>0.00107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2" calcext:value-type="float">
            <text:p>0.00109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3" calcext:value-type="float">
            <text:p>0.0012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98" calcext:value-type="float">
            <text:p>0.00119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7" calcext:value-type="float">
            <text:p>0.0010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9" calcext:value-type="float">
            <text:p>0.00109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4" calcext:value-type="float">
            <text:p>0.00109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59" calcext:value-type="float">
            <text:p>0.00125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1" calcext:value-type="float">
            <text:p>0.00113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8" calcext:value-type="float">
            <text:p>0.00117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15" calcext:value-type="float">
            <text:p>0.0012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332" calcext:value-type="float">
            <text:p>0.00133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9" calcext:value-type="float">
            <text:p>0.00112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7" calcext:value-type="float">
            <text:p>0.0010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3" calcext:value-type="float">
            <text:p>0.00108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4" calcext:value-type="float">
            <text:p>0.00117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18" calcext:value-type="float">
            <text:p>0.00121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9" calcext:value-type="float">
            <text:p>0.00111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8" calcext:value-type="float">
            <text:p>0.00108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8" calcext:value-type="float">
            <text:p>0.00109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6" calcext:value-type="float">
            <text:p>0.00118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9" calcext:value-type="float">
            <text:p>0.00114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53" calcext:value-type="float">
            <text:p>0.00125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86" calcext:value-type="float">
            <text:p>0.00128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9" calcext:value-type="float">
            <text:p>0.00111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6" calcext:value-type="float">
            <text:p>0.00111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5" calcext:value-type="float">
            <text:p>0.0010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1" calcext:value-type="float">
            <text:p>0.00115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4" calcext:value-type="float">
            <text:p>0.00118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7" calcext:value-type="float">
            <text:p>0.00114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8" calcext:value-type="float">
            <text:p>0.00116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3" calcext:value-type="float">
            <text:p>0.00109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1" calcext:value-type="float">
            <text:p>0.00108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5" calcext:value-type="float">
            <text:p>0.00112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41" calcext:value-type="float">
            <text:p>0.00124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1" calcext:value-type="float">
            <text:p>0.00112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302" calcext:value-type="float">
            <text:p>0.00130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7" calcext:value-type="float">
            <text:p>0.00118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1" calcext:value-type="float">
            <text:p>0.00109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4" calcext:value-type="float">
            <text:p>0.0011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2" calcext:value-type="float">
            <text:p>0.00120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95" calcext:value-type="float">
            <text:p>0.0012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12" calcext:value-type="float">
            <text:p>0.0012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372" calcext:value-type="float">
            <text:p>0.00137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3" calcext:value-type="float">
            <text:p>0.00113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4" calcext:value-type="float">
            <text:p>0.0011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24" calcext:value-type="float">
            <text:p>0.0012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309" calcext:value-type="float">
            <text:p>0.00130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2" calcext:value-type="float">
            <text:p>0.00113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9" calcext:value-type="float">
            <text:p>0.00118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8" calcext:value-type="float">
            <text:p>0.0011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4" calcext:value-type="float">
            <text:p>0.0011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9" calcext:value-type="float">
            <text:p>0.00117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56" calcext:value-type="float">
            <text:p>0.00125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5" calcext:value-type="float">
            <text:p>0.0011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5" calcext:value-type="float">
            <text:p>0.00112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8" calcext:value-type="float">
            <text:p>0.00113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304" calcext:value-type="float">
            <text:p>0.00130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92" calcext:value-type="float">
            <text:p>0.00119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27" calcext:value-type="float">
            <text:p>0.00122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62" calcext:value-type="float">
            <text:p>0.00126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4" calcext:value-type="float">
            <text:p>0.0011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9" calcext:value-type="float">
            <text:p>0.00113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7" calcext:value-type="float">
            <text:p>0.00108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2" calcext:value-type="float">
            <text:p>0.00113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45" calcext:value-type="float">
            <text:p>0.00124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59" calcext:value-type="float">
            <text:p>0.00125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5" calcext:value-type="float">
            <text:p>0.0010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3" calcext:value-type="float">
            <text:p>0.00107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1" calcext:value-type="float">
            <text:p>0.00110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66" calcext:value-type="float">
            <text:p>0.00126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4" calcext:value-type="float">
            <text:p>0.00115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59" calcext:value-type="float">
            <text:p>0.00125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3" calcext:value-type="float">
            <text:p>0.00113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7" calcext:value-type="float">
            <text:p>0.00110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3" calcext:value-type="float">
            <text:p>0.00108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5" calcext:value-type="float">
            <text:p>0.00110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4" calcext:value-type="float">
            <text:p>0.001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91" calcext:value-type="float">
            <text:p>0.00119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7" calcext:value-type="float">
            <text:p>0.0010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4" calcext:value-type="float">
            <text:p>0.00110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9" calcext:value-type="float">
            <text:p>0.00115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3" calcext:value-type="float">
            <text:p>0.0012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9" calcext:value-type="float">
            <text:p>0.00115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68" calcext:value-type="float">
            <text:p>0.00126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6" calcext:value-type="float">
            <text:p>0.00114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4" calcext:value-type="float">
            <text:p>0.00109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6" calcext:value-type="float">
            <text:p>0.00108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2" calcext:value-type="float">
            <text:p>0.00108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6" calcext:value-type="float">
            <text:p>0.00115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1" calcext:value-type="float">
            <text:p>0.00117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6" calcext:value-type="float">
            <text:p>0.00111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9" calcext:value-type="float">
            <text:p>0.00111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3" calcext:value-type="float">
            <text:p>0.0011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3" calcext:value-type="float">
            <text:p>0.00113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8" calcext:value-type="float">
            <text:p>0.0011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52" calcext:value-type="float">
            <text:p>0.00125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23" calcext:value-type="float">
            <text:p>0.00122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1" calcext:value-type="float">
            <text:p>0.00114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9" calcext:value-type="float">
            <text:p>0.00109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5" calcext:value-type="float">
            <text:p>0.0010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3" calcext:value-type="float">
            <text:p>0.00108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6" calcext:value-type="float">
            <text:p>0.00114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15" calcext:value-type="float">
            <text:p>0.0012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1" calcext:value-type="float">
            <text:p>0.00110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1" calcext:value-type="float">
            <text:p>0.00108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5" calcext:value-type="float">
            <text:p>0.0010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4" calcext:value-type="float">
            <text:p>0.00116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5" calcext:value-type="float">
            <text:p>0.0011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314" calcext:value-type="float">
            <text:p>0.0013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9" calcext:value-type="float">
            <text:p>0.00108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4" calcext:value-type="float">
            <text:p>0.00108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" calcext:value-type="float">
            <text:p>0.0010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3" calcext:value-type="float">
            <text:p>0.00113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11" calcext:value-type="float">
            <text:p>0.0012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1" calcext:value-type="float">
            <text:p>0.0011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3" calcext:value-type="float">
            <text:p>0.00109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1" calcext:value-type="float">
            <text:p>0.00109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1" calcext:value-type="float">
            <text:p>0.0011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9" calcext:value-type="float">
            <text:p>0.00118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5" calcext:value-type="float">
            <text:p>0.00110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9" calcext:value-type="float">
            <text:p>0.00111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92" calcext:value-type="float">
            <text:p>0.00129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7" calcext:value-type="float">
            <text:p>0.00108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5" calcext:value-type="float">
            <text:p>0.0010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4" calcext:value-type="float">
            <text:p>0.00109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3" calcext:value-type="float">
            <text:p>0.00109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7" calcext:value-type="float">
            <text:p>0.00116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5" calcext:value-type="float">
            <text:p>0.00116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3" calcext:value-type="float">
            <text:p>0.00113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4" calcext:value-type="float">
            <text:p>0.00108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8" calcext:value-type="float">
            <text:p>0.00108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2" calcext:value-type="float">
            <text:p>0.00110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4" calcext:value-type="float">
            <text:p>0.00115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1" calcext:value-type="float">
            <text:p>0.00109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3" calcext:value-type="float">
            <text:p>0.0011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91" calcext:value-type="float">
            <text:p>0.00119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7" calcext:value-type="float">
            <text:p>0.00115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4" calcext:value-type="float">
            <text:p>0.00109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7" calcext:value-type="float">
            <text:p>0.00107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7" calcext:value-type="float">
            <text:p>0.00110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5" calcext:value-type="float">
            <text:p>0.00116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9" calcext:value-type="float">
            <text:p>0.00109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4" calcext:value-type="float">
            <text:p>0.00110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6" calcext:value-type="float">
            <text:p>0.00113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3" calcext:value-type="float">
            <text:p>0.0012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5" calcext:value-type="float">
            <text:p>0.00110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2" calcext:value-type="float">
            <text:p>0.00116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2" calcext:value-type="float">
            <text:p>0.00120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7" calcext:value-type="float">
            <text:p>0.00108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9" calcext:value-type="float">
            <text:p>0.00109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5" calcext:value-type="float">
            <text:p>0.00107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5" calcext:value-type="float">
            <text:p>0.0010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1" calcext:value-type="float">
            <text:p>0.00112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7" calcext:value-type="float">
            <text:p>0.00120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4" calcext:value-type="float">
            <text:p>0.00108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2" calcext:value-type="float">
            <text:p>0.00109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2" calcext:value-type="float">
            <text:p>0.0011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4" calcext:value-type="float">
            <text:p>0.00109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6" calcext:value-type="float">
            <text:p>0.00108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3" calcext:value-type="float">
            <text:p>0.00116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2" calcext:value-type="float">
            <text:p>0.00112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24" calcext:value-type="float">
            <text:p>0.0012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9" calcext:value-type="float">
            <text:p>0.00112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6" calcext:value-type="float">
            <text:p>0.00107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6" calcext:value-type="float">
            <text:p>0.00109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95" calcext:value-type="float">
            <text:p>0.0011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9" calcext:value-type="float">
            <text:p>0.00114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93" calcext:value-type="float">
            <text:p>0.00119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4" calcext:value-type="float">
            <text:p>0.0011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6" calcext:value-type="float">
            <text:p>0.00109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4" calcext:value-type="float">
            <text:p>0.00116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2" calcext:value-type="float">
            <text:p>0.00117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7" calcext:value-type="float">
            <text:p>0.00116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8" calcext:value-type="float">
            <text:p>0.00118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5" calcext:value-type="float">
            <text:p>0.00110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6" calcext:value-type="float">
            <text:p>0.00109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" calcext:value-type="float">
            <text:p>0.0010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6" calcext:value-type="float">
            <text:p>0.00112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94" calcext:value-type="float">
            <text:p>0.00119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2" calcext:value-type="float">
            <text:p>0.0011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3" calcext:value-type="float">
            <text:p>0.00117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25" calcext:value-type="float">
            <text:p>0.00122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85" calcext:value-type="float">
            <text:p>0.0012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1" calcext:value-type="float">
            <text:p>0.0011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2" calcext:value-type="float">
            <text:p>0.00112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24" calcext:value-type="float">
            <text:p>0.0012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79" calcext:value-type="float">
            <text:p>0.00127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" calcext:value-type="float">
            <text:p>0.001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2" calcext:value-type="float">
            <text:p>0.00108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6" calcext:value-type="float">
            <text:p>0.00109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" calcext:value-type="float">
            <text:p>0.0010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6" calcext:value-type="float">
            <text:p>0.00110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6" calcext:value-type="float">
            <text:p>0.00109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5" calcext:value-type="float">
            <text:p>0.00110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1" calcext:value-type="float">
            <text:p>0.00113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" calcext:value-type="float">
            <text:p>0.0010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" calcext:value-type="float">
            <text:p>0.0010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8" calcext:value-type="float">
            <text:p>0.00107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1" calcext:value-type="float">
            <text:p>0.00108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1" calcext:value-type="float">
            <text:p>0.0011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46" calcext:value-type="float">
            <text:p>0.00124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84" calcext:value-type="float">
            <text:p>0.00128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4" calcext:value-type="float">
            <text:p>0.0011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5" calcext:value-type="float">
            <text:p>0.00112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4" calcext:value-type="float">
            <text:p>0.00113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8" calcext:value-type="float">
            <text:p>0.00114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5" calcext:value-type="float">
            <text:p>0.0010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1" calcext:value-type="float">
            <text:p>0.00112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388" calcext:value-type="float">
            <text:p>0.00138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9" calcext:value-type="float">
            <text:p>0.00115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6" calcext:value-type="float">
            <text:p>0.00116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58" calcext:value-type="float">
            <text:p>0.0012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9" calcext:value-type="float">
            <text:p>0.00108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6" calcext:value-type="float">
            <text:p>0.00112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2" calcext:value-type="float">
            <text:p>0.00117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6" calcext:value-type="float">
            <text:p>0.00112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3" calcext:value-type="float">
            <text:p>0.0011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6" calcext:value-type="float">
            <text:p>0.00110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4" calcext:value-type="float">
            <text:p>0.00108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8" calcext:value-type="float">
            <text:p>0.00109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8" calcext:value-type="float">
            <text:p>0.001098</text:p>
          </table:table-cell>
        </table:table-row>
      </table:table>
      <table:table table:name="CHUN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2" table:default-cell-style-name="Default"/>
        <table:table-row table:style-name="ro2">
          <table:table-cell table:style-name="ce1" office:value-type="string" calcext:value-type="string">
            <text:p>MPI RANKS</text:p>
          </table:table-cell>
          <table:table-cell table:style-name="ce1" office:value-type="string" calcext:value-type="string">
            <text:p>MPI Pi Approximation</text:p>
          </table:table-cell>
          <table:table-cell table:style-name="ce1" office:value-type="string" calcext:value-type="string">
            <text:p>MPI Error</text:p>
          </table:table-cell>
          <table:table-cell table:style-name="ce1" office:value-type="string" calcext:value-type="string">
            <text:p>MPI Elapsed Time</text:p>
          </table:table-cell>
          <table:table-cell table:style-name="ce1" office:value-type="string" calcext:value-type="string">
            <text:p>MPI VECTORIZED RANKS</text:p>
          </table:table-cell>
          <table:table-cell table:style-name="ce1" office:value-type="string" calcext:value-type="string">
            <text:p>MPI VECTORIZED Pi Approximation</text:p>
          </table:table-cell>
          <table:table-cell table:style-name="ce1" office:value-type="string" calcext:value-type="string">
            <text:p>MPI VECTORIZED Error</text:p>
          </table:table-cell>
          <table:table-cell table:style-name="ce1" office:value-type="string" calcext:value-type="string">
            <text:p>MPI VECTORIZED Elapsed Time</text:p>
          </table:table-cell>
          <table:table-cell table:style-name="ce1" office:value-type="string" calcext:value-type="string">
            <text:p>VECTORIZED RANKS</text:p>
          </table:table-cell>
          <table:table-cell table:style-name="ce1" office:value-type="string" calcext:value-type="string">
            <text:p>VECTORIZED Pi Approximation</text:p>
          </table:table-cell>
          <table:table-cell table:style-name="ce1" office:value-type="string" calcext:value-type="string">
            <text:p>VECTORIZED Error</text:p>
          </table:table-cell>
          <table:table-cell table:style-name="ce1" office:value-type="string" calcext:value-type="string">
            <text:p>VECTORIZED Elapsed Time</text:p>
          </table:table-cell>
          <table:table-cell table:style-name="ce1"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11975" calcext:value-type="float">
            <text:p>0.01197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5109" calcext:value-type="float">
            <text:p>0.00510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934" calcext:value-type="float">
            <text:p>0.00193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978" calcext:value-type="float">
            <text:p>0.00197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075" calcext:value-type="float">
            <text:p>0.00207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225" calcext:value-type="float">
            <text:p>0.00222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042" calcext:value-type="float">
            <text:p>0.00204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079" calcext:value-type="float">
            <text:p>0.00207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213" calcext:value-type="float">
            <text:p>0.00221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048" calcext:value-type="float">
            <text:p>0.00204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2" calcext:value-type="float">
            <text:p>0.002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22" calcext:value-type="float">
            <text:p>0.0022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28" calcext:value-type="float">
            <text:p>0.0022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141" calcext:value-type="float">
            <text:p>0.00214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091" calcext:value-type="float">
            <text:p>0.00209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042" calcext:value-type="float">
            <text:p>0.00204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292" calcext:value-type="float">
            <text:p>0.00229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037" calcext:value-type="float">
            <text:p>0.00203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079" calcext:value-type="float">
            <text:p>0.00207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196" calcext:value-type="float">
            <text:p>0.00219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169" calcext:value-type="float">
            <text:p>0.00216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2177" calcext:value-type="float">
            <text:p>0.00217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793" calcext:value-type="float">
            <text:p>0.00179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624" calcext:value-type="float">
            <text:p>0.00162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497" calcext:value-type="float">
            <text:p>0.00149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43" calcext:value-type="float">
            <text:p>0.00114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74" calcext:value-type="float">
            <text:p>0.00117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4" calcext:value-type="float">
            <text:p>0.0011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1" calcext:value-type="float">
            <text:p>0.00109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2" calcext:value-type="float">
            <text:p>0.00108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4" calcext:value-type="float">
            <text:p>0.00111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58" calcext:value-type="float">
            <text:p>0.00125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365" calcext:value-type="float">
            <text:p>0.00136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8" calcext:value-type="float">
            <text:p>0.0012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42" calcext:value-type="float">
            <text:p>0.00124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5" calcext:value-type="float">
            <text:p>0.00116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5368" calcext:value-type="float">
            <text:p>0.00536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" calcext:value-type="float">
            <text:p>0.0011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7" calcext:value-type="float">
            <text:p>0.00111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7" calcext:value-type="float">
            <text:p>0.00109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3" calcext:value-type="float">
            <text:p>0.00108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8" calcext:value-type="float">
            <text:p>0.00113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89" calcext:value-type="float">
            <text:p>0.00118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74" calcext:value-type="float">
            <text:p>0.00117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3" calcext:value-type="float">
            <text:p>0.00116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83" calcext:value-type="float">
            <text:p>0.00118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1" calcext:value-type="float">
            <text:p>0.0012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72" calcext:value-type="float">
            <text:p>0.00117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2" calcext:value-type="float">
            <text:p>0.00116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71" calcext:value-type="float">
            <text:p>0.00127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19" calcext:value-type="float">
            <text:p>0.00121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6" calcext:value-type="float">
            <text:p>0.00110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" calcext:value-type="float">
            <text:p>0.0010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78" calcext:value-type="float">
            <text:p>0.00107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2" calcext:value-type="float">
            <text:p>0.00109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03" calcext:value-type="float">
            <text:p>0.00120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98" calcext:value-type="float">
            <text:p>0.00119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7" calcext:value-type="float">
            <text:p>0.00109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9" calcext:value-type="float">
            <text:p>0.00109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4" calcext:value-type="float">
            <text:p>0.00109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59" calcext:value-type="float">
            <text:p>0.00125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1" calcext:value-type="float">
            <text:p>0.00113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78" calcext:value-type="float">
            <text:p>0.00117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15" calcext:value-type="float">
            <text:p>0.00121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332" calcext:value-type="float">
            <text:p>0.00133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9" calcext:value-type="float">
            <text:p>0.00112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7" calcext:value-type="float">
            <text:p>0.00109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3" calcext:value-type="float">
            <text:p>0.00108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" calcext:value-type="float">
            <text:p>0.0011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74" calcext:value-type="float">
            <text:p>0.00117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691" calcext:value-type="float">
            <text:p>0.00169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18" calcext:value-type="float">
            <text:p>0.00121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9" calcext:value-type="float">
            <text:p>0.00111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" calcext:value-type="float">
            <text:p>0.0011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783" calcext:value-type="float">
            <text:p>0.00178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8" calcext:value-type="float">
            <text:p>0.00108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8" calcext:value-type="float">
            <text:p>0.00109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86" calcext:value-type="float">
            <text:p>0.00118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49" calcext:value-type="float">
            <text:p>0.00114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53" calcext:value-type="float">
            <text:p>0.00125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86" calcext:value-type="float">
            <text:p>0.00128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9" calcext:value-type="float">
            <text:p>0.00111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6" calcext:value-type="float">
            <text:p>0.00111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5" calcext:value-type="float">
            <text:p>0.00108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51" calcext:value-type="float">
            <text:p>0.00115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84" calcext:value-type="float">
            <text:p>0.00118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47" calcext:value-type="float">
            <text:p>0.00114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8" calcext:value-type="float">
            <text:p>0.00116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3" calcext:value-type="float">
            <text:p>0.00109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1" calcext:value-type="float">
            <text:p>0.00108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5" calcext:value-type="float">
            <text:p>0.00112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41" calcext:value-type="float">
            <text:p>0.00124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1" calcext:value-type="float">
            <text:p>0.00112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" calcext:value-type="float">
            <text:p>0.001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302" calcext:value-type="float">
            <text:p>0.00130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87" calcext:value-type="float">
            <text:p>0.00118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" calcext:value-type="float">
            <text:p>0.0011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" calcext:value-type="float">
            <text:p>0.0011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3" calcext:value-type="float">
            <text:p>0.00112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1" calcext:value-type="float">
            <text:p>0.00109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4" calcext:value-type="float">
            <text:p>0.00111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02" calcext:value-type="float">
            <text:p>0.00120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95" calcext:value-type="float">
            <text:p>0.00129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12" calcext:value-type="float">
            <text:p>0.00121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372" calcext:value-type="float">
            <text:p>0.00137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3" calcext:value-type="float">
            <text:p>0.00113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4" calcext:value-type="float">
            <text:p>0.00112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24" calcext:value-type="float">
            <text:p>0.00122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309" calcext:value-type="float">
            <text:p>0.00130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2" calcext:value-type="float">
            <text:p>0.00113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89" calcext:value-type="float">
            <text:p>0.00118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58" calcext:value-type="float">
            <text:p>0.00115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4" calcext:value-type="float">
            <text:p>0.00111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79" calcext:value-type="float">
            <text:p>0.00117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56" calcext:value-type="float">
            <text:p>0.00125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85" calcext:value-type="float">
            <text:p>0.00118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5" calcext:value-type="float">
            <text:p>0.00112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8" calcext:value-type="float">
            <text:p>0.00113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304" calcext:value-type="float">
            <text:p>0.00130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" calcext:value-type="float">
            <text:p>0.0011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92" calcext:value-type="float">
            <text:p>0.00119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27" calcext:value-type="float">
            <text:p>0.00122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62" calcext:value-type="float">
            <text:p>0.00126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4" calcext:value-type="float">
            <text:p>0.00111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9" calcext:value-type="float">
            <text:p>0.00113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7" calcext:value-type="float">
            <text:p>0.00108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2" calcext:value-type="float">
            <text:p>0.00113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45" calcext:value-type="float">
            <text:p>0.00124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59" calcext:value-type="float">
            <text:p>0.00125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5" calcext:value-type="float">
            <text:p>0.00109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73" calcext:value-type="float">
            <text:p>0.00107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1" calcext:value-type="float">
            <text:p>0.00110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66" calcext:value-type="float">
            <text:p>0.00126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3" calcext:value-type="float">
            <text:p>0.00112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54" calcext:value-type="float">
            <text:p>0.00115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59" calcext:value-type="float">
            <text:p>0.00125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3" calcext:value-type="float">
            <text:p>0.00113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7" calcext:value-type="float">
            <text:p>0.00110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3" calcext:value-type="float">
            <text:p>0.00112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3" calcext:value-type="float">
            <text:p>0.00108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5" calcext:value-type="float">
            <text:p>0.00110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4" calcext:value-type="float">
            <text:p>0.0012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91" calcext:value-type="float">
            <text:p>0.00119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7" calcext:value-type="float">
            <text:p>0.00109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4" calcext:value-type="float">
            <text:p>0.00110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" calcext:value-type="float">
            <text:p>0.001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59" calcext:value-type="float">
            <text:p>0.00115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3" calcext:value-type="float">
            <text:p>0.0012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59" calcext:value-type="float">
            <text:p>0.00115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68" calcext:value-type="float">
            <text:p>0.00126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46" calcext:value-type="float">
            <text:p>0.00114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" calcext:value-type="float">
            <text:p>0.0011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4" calcext:value-type="float">
            <text:p>0.00109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6" calcext:value-type="float">
            <text:p>0.00108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2" calcext:value-type="float">
            <text:p>0.00108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56" calcext:value-type="float">
            <text:p>0.00115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71" calcext:value-type="float">
            <text:p>0.00117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6" calcext:value-type="float">
            <text:p>0.00111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7" calcext:value-type="float">
            <text:p>0.00112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9" calcext:value-type="float">
            <text:p>0.00111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3" calcext:value-type="float">
            <text:p>0.00111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3" calcext:value-type="float">
            <text:p>0.00113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58" calcext:value-type="float">
            <text:p>0.00115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52" calcext:value-type="float">
            <text:p>0.00125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23" calcext:value-type="float">
            <text:p>0.00122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41" calcext:value-type="float">
            <text:p>0.00114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9" calcext:value-type="float">
            <text:p>0.00109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5" calcext:value-type="float">
            <text:p>0.00108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3" calcext:value-type="float">
            <text:p>0.00108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46" calcext:value-type="float">
            <text:p>0.00114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15" calcext:value-type="float">
            <text:p>0.00121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1" calcext:value-type="float">
            <text:p>0.00110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" calcext:value-type="float">
            <text:p>0.0011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1" calcext:value-type="float">
            <text:p>0.00108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596" calcext:value-type="float">
            <text:p>0.00259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5" calcext:value-type="float">
            <text:p>0.00108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4" calcext:value-type="float">
            <text:p>0.00116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3" calcext:value-type="float">
            <text:p>0.00110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" calcext:value-type="float">
            <text:p>0.0011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85" calcext:value-type="float">
            <text:p>0.00118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5816" calcext:value-type="float">
            <text:p>0.00581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314" calcext:value-type="float">
            <text:p>0.00131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9" calcext:value-type="float">
            <text:p>0.00108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4" calcext:value-type="float">
            <text:p>0.00108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992" calcext:value-type="float">
            <text:p>0.00299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" calcext:value-type="float">
            <text:p>0.0010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607" calcext:value-type="float">
            <text:p>0.00160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3" calcext:value-type="float">
            <text:p>0.00110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3" calcext:value-type="float">
            <text:p>0.00113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11" calcext:value-type="float">
            <text:p>0.00121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1" calcext:value-type="float">
            <text:p>0.00111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3" calcext:value-type="float">
            <text:p>0.00109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1" calcext:value-type="float">
            <text:p>0.00109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1" calcext:value-type="float">
            <text:p>0.00111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89" calcext:value-type="float">
            <text:p>0.00118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5" calcext:value-type="float">
            <text:p>0.00110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328" calcext:value-type="float">
            <text:p>0.00132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9" calcext:value-type="float">
            <text:p>0.00111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92" calcext:value-type="float">
            <text:p>0.00129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7" calcext:value-type="float">
            <text:p>0.00108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5" calcext:value-type="float">
            <text:p>0.00108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492" calcext:value-type="float">
            <text:p>0.00149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4" calcext:value-type="float">
            <text:p>0.00109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3" calcext:value-type="float">
            <text:p>0.00109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7" calcext:value-type="float">
            <text:p>0.00116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5" calcext:value-type="float">
            <text:p>0.00116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3" calcext:value-type="float">
            <text:p>0.00113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4" calcext:value-type="float">
            <text:p>0.00108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8" calcext:value-type="float">
            <text:p>0.00108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071" calcext:value-type="float">
            <text:p>0.00207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2" calcext:value-type="float">
            <text:p>0.00110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873" calcext:value-type="float">
            <text:p>0.00187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54" calcext:value-type="float">
            <text:p>0.00115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1" calcext:value-type="float">
            <text:p>0.00109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114" calcext:value-type="float">
            <text:p>0.00211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3" calcext:value-type="float">
            <text:p>0.00111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309" calcext:value-type="float">
            <text:p>0.00130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91" calcext:value-type="float">
            <text:p>0.00119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57" calcext:value-type="float">
            <text:p>0.00115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4" calcext:value-type="float">
            <text:p>0.00109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" calcext:value-type="float">
            <text:p>0.0011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142" calcext:value-type="float">
            <text:p>0.00214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77" calcext:value-type="float">
            <text:p>0.00107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7" calcext:value-type="float">
            <text:p>0.00110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5" calcext:value-type="float">
            <text:p>0.00116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7" calcext:value-type="float">
            <text:p>0.00112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046" calcext:value-type="float">
            <text:p>0.00204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9" calcext:value-type="float">
            <text:p>0.00109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3" calcext:value-type="float">
            <text:p>0.00110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743" calcext:value-type="float">
            <text:p>0.00174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4" calcext:value-type="float">
            <text:p>0.00110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6" calcext:value-type="float">
            <text:p>0.00113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537" calcext:value-type="float">
            <text:p>0.00253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3" calcext:value-type="float">
            <text:p>0.0012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5" calcext:value-type="float">
            <text:p>0.00110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2" calcext:value-type="float">
            <text:p>0.00116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02" calcext:value-type="float">
            <text:p>0.00120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7" calcext:value-type="float">
            <text:p>0.00108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9" calcext:value-type="float">
            <text:p>0.00109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75" calcext:value-type="float">
            <text:p>0.00107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5" calcext:value-type="float">
            <text:p>0.00108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1" calcext:value-type="float">
            <text:p>0.00112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07" calcext:value-type="float">
            <text:p>0.00120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4" calcext:value-type="float">
            <text:p>0.00108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2" calcext:value-type="float">
            <text:p>0.00109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2" calcext:value-type="float">
            <text:p>0.00111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4" calcext:value-type="float">
            <text:p>0.00109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6" calcext:value-type="float">
            <text:p>0.00108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3" calcext:value-type="float">
            <text:p>0.00116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2" calcext:value-type="float">
            <text:p>0.00112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" calcext:value-type="float">
            <text:p>0.0011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24" calcext:value-type="float">
            <text:p>0.00122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9" calcext:value-type="float">
            <text:p>0.00112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3" calcext:value-type="float">
            <text:p>0.00110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76" calcext:value-type="float">
            <text:p>0.00107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6" calcext:value-type="float">
            <text:p>0.00109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95" calcext:value-type="float">
            <text:p>0.00119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49" calcext:value-type="float">
            <text:p>0.00114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93" calcext:value-type="float">
            <text:p>0.00119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4" calcext:value-type="float">
            <text:p>0.00112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3" calcext:value-type="float">
            <text:p>0.00110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6" calcext:value-type="float">
            <text:p>0.00109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4" calcext:value-type="float">
            <text:p>0.00116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72" calcext:value-type="float">
            <text:p>0.00117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" calcext:value-type="float">
            <text:p>0.0011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111" calcext:value-type="float">
            <text:p>0.00211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7" calcext:value-type="float">
            <text:p>0.00116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88" calcext:value-type="float">
            <text:p>0.00118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5" calcext:value-type="float">
            <text:p>0.00110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6" calcext:value-type="float">
            <text:p>0.00109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833" calcext:value-type="float">
            <text:p>0.00183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" calcext:value-type="float">
            <text:p>0.0010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6" calcext:value-type="float">
            <text:p>0.00112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94" calcext:value-type="float">
            <text:p>0.00119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2" calcext:value-type="float">
            <text:p>0.00111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73" calcext:value-type="float">
            <text:p>0.00117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25" calcext:value-type="float">
            <text:p>0.00122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85" calcext:value-type="float">
            <text:p>0.00128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96" calcext:value-type="float">
            <text:p>0.00129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1" calcext:value-type="float">
            <text:p>0.00111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349" calcext:value-type="float">
            <text:p>0.00134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2" calcext:value-type="float">
            <text:p>0.00112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24" calcext:value-type="float">
            <text:p>0.00122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79" calcext:value-type="float">
            <text:p>0.00127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5" calcext:value-type="float">
            <text:p>0.0011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261" calcext:value-type="float">
            <text:p>0.00226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" calcext:value-type="float">
            <text:p>0.0011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184" calcext:value-type="float">
            <text:p>0.00218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5" calcext:value-type="float">
            <text:p>0.00111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2" calcext:value-type="float">
            <text:p>0.00108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6" calcext:value-type="float">
            <text:p>0.00109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" calcext:value-type="float">
            <text:p>0.0010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6" calcext:value-type="float">
            <text:p>0.00110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6" calcext:value-type="float">
            <text:p>0.00109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5" calcext:value-type="float">
            <text:p>0.00110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1" calcext:value-type="float">
            <text:p>0.00113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" calcext:value-type="float">
            <text:p>0.0010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" calcext:value-type="float">
            <text:p>0.0010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78" calcext:value-type="float">
            <text:p>0.00107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3" calcext:value-type="float">
            <text:p>0.00110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1" calcext:value-type="float">
            <text:p>0.00108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1" calcext:value-type="float">
            <text:p>0.00111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46" calcext:value-type="float">
            <text:p>0.00124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84" calcext:value-type="float">
            <text:p>0.00128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4" calcext:value-type="float">
            <text:p>0.00112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5" calcext:value-type="float">
            <text:p>0.00112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34" calcext:value-type="float">
            <text:p>0.00113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48" calcext:value-type="float">
            <text:p>0.00114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5" calcext:value-type="float">
            <text:p>0.00109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1" calcext:value-type="float">
            <text:p>0.001121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388" calcext:value-type="float">
            <text:p>0.00138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59" calcext:value-type="float">
            <text:p>0.00115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66" calcext:value-type="float">
            <text:p>0.00116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258" calcext:value-type="float">
            <text:p>0.00125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9" calcext:value-type="float">
            <text:p>0.00108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6" calcext:value-type="float">
            <text:p>0.00112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72" calcext:value-type="float">
            <text:p>0.00117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26" calcext:value-type="float">
            <text:p>0.00112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3233" calcext:value-type="float">
            <text:p>0.003233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3" calcext:value-type="float">
            <text:p>0.001113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06" calcext:value-type="float">
            <text:p>0.00110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115" calcext:value-type="float">
            <text:p>0.001115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84" calcext:value-type="float">
            <text:p>0.00108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8" calcext:value-type="float">
            <text:p>0.00109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64" calcext:value-type="float">
            <text:p>64</text:p>
          </table:table-cell>
          <table:table-cell office:value-type="float" office:value="3.14159417152405" calcext:value-type="float">
            <text:p>3.14159417152405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640000" calcext:value-type="float">
            <text:p>640000</text:p>
          </table:table-cell>
          <table:table-cell office:value-type="float" office:value="3.14139890670776" calcext:value-type="float">
            <text:p>3.14139890670776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float" office:value="0.001098" calcext:value-type="float">
            <text:p>0.001098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29:38.962636211</meta:creation-date>
    <dc:date>2023-05-09T18:07:19.821129765</dc:date>
    <meta:editing-duration>PT3H7M19S</meta:editing-duration>
    <meta:editing-cycles>1</meta:editing-cycles>
    <meta:document-statistic meta:table-count="4" meta:cell-count="10812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VECTORIZED.H1:VECTORIZED.H300" svg:x="0.32cm" svg:y="0.18cm" svg:width="13.097cm" svg:height="8.64cm">
          <chart:coordinate-region svg:x="1.603cm" svg:y="0.379cm" svg:width="11.53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CTORIZED.H1:VECTORIZED.H300" chart:class="chart:scatter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934">
                <text:p>0.001934</text:p>
                <draw:g>
                  <svg:desc>VECTORIZED.H1:VECTORIZED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978">
                <text:p>0.001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75">
                <text:p>0.002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25">
                <text:p>0.002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042">
                <text:p>0.002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079">
                <text:p>0.002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213">
                <text:p>0.002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48">
                <text:p>0.002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22">
                <text:p>0.00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28">
                <text:p>0.00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141">
                <text:p>0.002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091">
                <text:p>0.002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042">
                <text:p>0.002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92">
                <text:p>0.002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037">
                <text:p>0.002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079">
                <text:p>0.002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196">
                <text:p>0.002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169">
                <text:p>0.0021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177">
                <text:p>0.002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793">
                <text:p>0.001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624">
                <text:p>0.001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497">
                <text:p>0.001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143">
                <text:p>0.001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174">
                <text:p>0.001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091">
                <text:p>0.001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114">
                <text:p>0.001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365">
                <text:p>0.0013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242">
                <text:p>0.001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65">
                <text:p>0.001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117">
                <text:p>0.001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138">
                <text:p>0.001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189">
                <text:p>0.001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174">
                <text:p>0.0011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163">
                <text:p>0.0011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83">
                <text:p>0.001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172">
                <text:p>0.001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162">
                <text:p>0.0011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271">
                <text:p>0.0012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219">
                <text:p>0.001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106">
                <text:p>0.001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78">
                <text:p>0.001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092">
                <text:p>0.001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203">
                <text:p>0.0012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198">
                <text:p>0.0011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259">
                <text:p>0.0012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131">
                <text:p>0.001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78">
                <text:p>0.0011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215">
                <text:p>0.0012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332">
                <text:p>0.0013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129">
                <text:p>0.001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74">
                <text:p>0.001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218">
                <text:p>0.001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088">
                <text:p>0.0010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098">
                <text:p>0.0010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186">
                <text:p>0.0011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149">
                <text:p>0.001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253">
                <text:p>0.0012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286">
                <text:p>0.001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116">
                <text:p>0.0011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085">
                <text:p>0.0010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151">
                <text:p>0.001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184">
                <text:p>0.001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147">
                <text:p>0.001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168">
                <text:p>0.001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125">
                <text:p>0.001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241">
                <text:p>0.0012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302">
                <text:p>0.0013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187">
                <text:p>0.0011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123">
                <text:p>0.001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091">
                <text:p>0.0010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114">
                <text:p>0.001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202">
                <text:p>0.001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212">
                <text:p>0.001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133">
                <text:p>0.0011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224">
                <text:p>0.001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309">
                <text:p>0.0013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132">
                <text:p>0.0011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89">
                <text:p>0.0011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114">
                <text:p>0.0011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256">
                <text:p>0.0012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185">
                <text:p>0.0011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125">
                <text:p>0.001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138">
                <text:p>0.0011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192">
                <text:p>0.001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227">
                <text:p>0.0012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114">
                <text:p>0.001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139">
                <text:p>0.0011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87">
                <text:p>0.0010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132">
                <text:p>0.001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245">
                <text:p>0.0012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259">
                <text:p>0.0012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73">
                <text:p>0.0010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123">
                <text:p>0.0011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154">
                <text:p>0.0011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259">
                <text:p>0.0012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133">
                <text:p>0.001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123">
                <text:p>0.0011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05">
                <text:p>0.0011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191">
                <text:p>0.0011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104">
                <text:p>0.0011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59">
                <text:p>0.0011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159">
                <text:p>0.0011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268">
                <text:p>0.0012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146">
                <text:p>0.0011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156">
                <text:p>0.0011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171">
                <text:p>0.0011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116">
                <text:p>0.0011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133">
                <text:p>0.0011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223">
                <text:p>0.0012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141">
                <text:p>0.001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085">
                <text:p>0.0010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146">
                <text:p>0.0011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215">
                <text:p>0.001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085">
                <text:p>0.0010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164">
                <text:p>0.0011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185">
                <text:p>0.0011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314">
                <text:p>0.0013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089">
                <text:p>0.0010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084">
                <text:p>0.0010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133">
                <text:p>0.0011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211">
                <text:p>0.0012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091">
                <text:p>0.0010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189">
                <text:p>0.0011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105">
                <text:p>0.001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292">
                <text:p>0.0012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087">
                <text:p>0.0010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085">
                <text:p>0.0010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167">
                <text:p>0.0011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165">
                <text:p>0.0011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133">
                <text:p>0.0011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084">
                <text:p>0.0010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088">
                <text:p>0.0010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154">
                <text:p>0.0011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091">
                <text:p>0.001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191">
                <text:p>0.0011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157">
                <text:p>0.0011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077">
                <text:p>0.0010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165">
                <text:p>0.0011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104">
                <text:p>0.001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105">
                <text:p>0.0011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162">
                <text:p>0.0011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202">
                <text:p>0.0012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087">
                <text:p>0.0010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075">
                <text:p>0.0010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085">
                <text:p>0.0010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207">
                <text:p>0.0012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084">
                <text:p>0.0010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092">
                <text:p>0.0010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163">
                <text:p>0.0011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122">
                <text:p>0.0011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224">
                <text:p>0.0012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129">
                <text:p>0.001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076">
                <text:p>0.0010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195">
                <text:p>0.0011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149">
                <text:p>0.0011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164">
                <text:p>0.0011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1172">
                <text:p>0.0011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167">
                <text:p>0.001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188">
                <text:p>0.0011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105">
                <text:p>0.0011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126">
                <text:p>0.0011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194">
                <text:p>0.0011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173">
                <text:p>0.0011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225">
                <text:p>0.0012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285">
                <text:p>0.0012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1122">
                <text:p>0.0011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224">
                <text:p>0.0012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279">
                <text:p>0.0012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115">
                <text:p>0.0011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1106">
                <text:p>0.0011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105">
                <text:p>0.001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131">
                <text:p>0.0011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078">
                <text:p>0.0010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246">
                <text:p>0.0012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284">
                <text:p>0.0012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1125">
                <text:p>0.001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134">
                <text:p>0.0011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148">
                <text:p>0.001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388">
                <text:p>0.0013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159">
                <text:p>0.0011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166">
                <text:p>0.0011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1089">
                <text:p>0.0010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126">
                <text:p>0.0011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1172">
                <text:p>0.0011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126">
                <text:p>0.0011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106">
                <text:p>0.0011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115">
                <text:p>0.001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084">
                <text:p>0.0010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098">
                <text:p>0.0010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098">
                <text:p>0.001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MPI_VECTORIZED.H1:MPI_VECTORIZED.H300" svg:x="0.32cm" svg:y="0.18cm" svg:width="13.097cm" svg:height="8.64cm">
          <chart:coordinate-region svg:x="1.418cm" svg:y="0.379cm" svg:width="11.71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PI_VECTORIZED.H1:MPI_VECTORIZED.H300" chart:class="chart:scatter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109">
                <text:p>0.005109</text:p>
                <draw:g>
                  <svg:desc>MPI_VECTORIZED.H1:MPI_VECTORIZED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06">
                <text:p>0.000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98">
                <text:p>0.000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07">
                <text:p>0.000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85">
                <text:p>0.00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62">
                <text:p>0.000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789">
                <text:p>0.000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623">
                <text:p>0.000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655">
                <text:p>0.000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615">
                <text:p>0.000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516">
                <text:p>0.000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638">
                <text:p>0.000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846">
                <text:p>0.000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64">
                <text:p>0.000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014">
                <text:p>0.001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94">
                <text:p>0.0003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425">
                <text:p>0.000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535">
                <text:p>0.0005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26">
                <text:p>0.0004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519">
                <text:p>0.0005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052">
                <text:p>0.0030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416">
                <text:p>0.0004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413">
                <text:p>0.0014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585">
                <text:p>0.000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582">
                <text:p>0.0005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554">
                <text:p>0.0005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465">
                <text:p>0.0004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423">
                <text:p>0.0004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231">
                <text:p>0.0002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356">
                <text:p>0.0003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499">
                <text:p>0.0004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564">
                <text:p>0.0005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525">
                <text:p>0.000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384">
                <text:p>0.0003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399">
                <text:p>0.0003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567">
                <text:p>0.0005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553">
                <text:p>0.0005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636">
                <text:p>0.0006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476">
                <text:p>0.000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803">
                <text:p>0.0008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61">
                <text:p>0.0022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734">
                <text:p>0.0007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091">
                <text:p>0.0010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1855">
                <text:p>0.0018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574">
                <text:p>0.0005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441">
                <text:p>0.0004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749">
                <text:p>0.0007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MPI.H1:MPI.H300" svg:x="0.32cm" svg:y="0.18cm" svg:width="13.097cm" svg:height="8.64cm">
          <chart:coordinate-region svg:x="1.418cm" svg:y="0.379cm" svg:width="11.71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PI.H1:MPI.H300" chart:class="chart:scatter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975">
                <text:p>0.011975</text:p>
                <draw:g>
                  <svg:desc>MPI.H1:MPI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797">
                <text:p>0.000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91">
                <text:p>0.000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23">
                <text:p>0.000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47">
                <text:p>0.000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559">
                <text:p>0.000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82">
                <text:p>0.000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887">
                <text:p>0.000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156">
                <text:p>0.002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958">
                <text:p>0.0019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72">
                <text:p>0.0004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58">
                <text:p>0.00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699">
                <text:p>0.000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765">
                <text:p>0.0007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611">
                <text:p>0.000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645">
                <text:p>0.0006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368">
                <text:p>0.0053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552">
                <text:p>0.0005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465">
                <text:p>0.000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134">
                <text:p>0.001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728">
                <text:p>0.0017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4757">
                <text:p>0.004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432">
                <text:p>0.0004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691">
                <text:p>0.0016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771">
                <text:p>0.0017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783">
                <text:p>0.001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383">
                <text:p>0.0003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77">
                <text:p>0.0003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794">
                <text:p>0.0007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99">
                <text:p>0.000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37">
                <text:p>0.0007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522">
                <text:p>0.000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75">
                <text:p>0.000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088">
                <text:p>0.001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85">
                <text:p>0.000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78">
                <text:p>0.0009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378">
                <text:p>0.0003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806">
                <text:p>0.0008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803">
                <text:p>0.0008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318">
                <text:p>0.0003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338">
                <text:p>0.0003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325">
                <text:p>0.0003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323">
                <text:p>0.0003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749">
                <text:p>0.0007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331">
                <text:p>0.0003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333">
                <text:p>0.000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059">
                <text:p>0.0010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491">
                <text:p>0.0004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676">
                <text:p>0.0006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464">
                <text:p>0.0004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636">
                <text:p>0.002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51">
                <text:p>0.005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478">
                <text:p>0.0014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596">
                <text:p>0.0025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074">
                <text:p>0.0020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816">
                <text:p>0.0058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992">
                <text:p>0.0029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607">
                <text:p>0.0016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114">
                <text:p>0.0011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792">
                <text:p>0.0007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5169">
                <text:p>0.0051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336">
                <text:p>0.001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394">
                <text:p>0.0013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54">
                <text:p>0.0015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227">
                <text:p>0.0022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567">
                <text:p>0.0015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328">
                <text:p>0.0013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508">
                <text:p>0.0005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141">
                <text:p>0.0021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492">
                <text:p>0.0014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268">
                <text:p>0.0012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068">
                <text:p>0.0030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287">
                <text:p>0.002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662">
                <text:p>0.0006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968">
                <text:p>0.0029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071">
                <text:p>0.0020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873">
                <text:p>0.0018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55">
                <text:p>0.0016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114">
                <text:p>0.0021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309">
                <text:p>0.0013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142">
                <text:p>0.0011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142">
                <text:p>0.0021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427">
                <text:p>0.0014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507">
                <text:p>0.0025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046">
                <text:p>0.0020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805">
                <text:p>0.0018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43">
                <text:p>0.0017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462">
                <text:p>0.0014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537">
                <text:p>0.0025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759">
                <text:p>0.0017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417">
                <text:p>0.0014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755">
                <text:p>0.0017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671">
                <text:p>0.0006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507">
                <text:p>0.0025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971">
                <text:p>0.0019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601">
                <text:p>0.0016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876">
                <text:p>0.0008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696">
                <text:p>0.000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472">
                <text:p>0.0004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322">
                <text:p>0.0003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342">
                <text:p>0.0003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337">
                <text:p>0.0003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867">
                <text:p>0.0008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359">
                <text:p>0.0003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308">
                <text:p>0.0013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92">
                <text:p>0.0020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3106">
                <text:p>0.0031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111">
                <text:p>0.0021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545">
                <text:p>0.0005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555">
                <text:p>0.0005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833">
                <text:p>0.0018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541">
                <text:p>0.0005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474">
                <text:p>0.0004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529">
                <text:p>0.0005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236">
                <text:p>0.0012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419">
                <text:p>0.0004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1349">
                <text:p>0.0013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582">
                <text:p>0.0005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485">
                <text:p>0.0004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122">
                <text:p>0.0011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184">
                <text:p>0.0021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331">
                <text:p>0.0003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991">
                <text:p>0.0039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934">
                <text:p>0.0029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541">
                <text:p>0.0015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71">
                <text:p>0.000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543">
                <text:p>0.0005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372">
                <text:p>0.0003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325">
                <text:p>0.0003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638">
                <text:p>0.0006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419">
                <text:p>0.0004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344">
                <text:p>0.0003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141">
                <text:p>0.0011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345">
                <text:p>0.0003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308">
                <text:p>0.0003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338">
                <text:p>0.0003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157">
                <text:p>0.0011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603">
                <text:p>0.0006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427">
                <text:p>0.0004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3233">
                <text:p>0.0032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435">
                <text:p>0.0004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851">
                <text:p>0.0008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671">
                <text:p>0.0006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